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71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/>
          <table:table-cell office:value-type="string" calcext:value-type="string">
            <text:p>Area </text:p>
          </table:table-cell>
          <table:table-cell office:value-type="string" calcext:value-type="string">
            <text:p>Perimetro <text:s/></text:p>
          </table:table-cell>
          <table:table-cell office:value-type="string" calcext:value-type="string">
            <text:p>Raggio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22.26" calcext:value-type="float">
            <text:p>15022,26</text:p>
          </table:table-cell>
          <table:table-cell office:value-type="float" office:value="434.48" calcext:value-type="float">
            <text:p>434,48</text:p>
          </table:table-cell>
          <table:table-cell office:value-type="float" office:value="69.15" calcext:value-type="float">
            <text:p>69,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656.59" calcext:value-type="float">
            <text:p>28656,59</text:p>
          </table:table-cell>
          <table:table-cell office:value-type="float" office:value="600.09" calcext:value-type="float">
            <text:p>600,09</text:p>
          </table:table-cell>
          <table:table-cell office:value-type="float" office:value="95.51" calcext:value-type="float">
            <text:p>95,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520.46" calcext:value-type="float">
            <text:p>29520,46</text:p>
          </table:table-cell>
          <table:table-cell office:value-type="float" office:value="609.07" calcext:value-type="float">
            <text:p>609,07</text:p>
          </table:table-cell>
          <table:table-cell office:value-type="float" office:value="96.94" calcext:value-type="float">
            <text:p>96,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542.01" calcext:value-type="float">
            <text:p>42542,01</text:p>
          </table:table-cell>
          <table:table-cell office:value-type="float" office:value="731.16" calcext:value-type="float">
            <text:p>731,16</text:p>
          </table:table-cell>
          <table:table-cell office:value-type="float" office:value="116.37" calcext:value-type="float">
            <text:p>116,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004.08" calcext:value-type="float">
            <text:p>44004,08</text:p>
          </table:table-cell>
          <table:table-cell office:value-type="float" office:value="743.62" calcext:value-type="float">
            <text:p>743,62</text:p>
          </table:table-cell>
          <table:table-cell office:value-type="float" office:value="118.35" calcext:value-type="float">
            <text:p>118,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762.82" calcext:value-type="float">
            <text:p>56762,82</text:p>
          </table:table-cell>
          <table:table-cell office:value-type="float" office:value="844.57" calcext:value-type="float">
            <text:p>844,57</text:p>
          </table:table-cell>
          <table:table-cell office:value-type="float" office:value="134.42" calcext:value-type="float">
            <text:p>134,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748.83" calcext:value-type="float">
            <text:p>57748,83</text:p>
          </table:table-cell>
          <table:table-cell office:value-type="float" office:value="851.88" calcext:value-type="float">
            <text:p>851,88</text:p>
          </table:table-cell>
          <table:table-cell office:value-type="float" office:value="135.58" calcext:value-type="float">
            <text:p>135,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414.52" calcext:value-type="float">
            <text:p>70414,52</text:p>
          </table:table-cell>
          <table:table-cell office:value-type="float" office:value="940.67" calcext:value-type="float">
            <text:p>940,67</text:p>
          </table:table-cell>
          <table:table-cell office:value-type="float" office:value="149.71" calcext:value-type="float">
            <text:p>149,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441.14" calcext:value-type="float">
            <text:p>71441,14</text:p>
          </table:table-cell>
          <table:table-cell office:value-type="float" office:value="947.5" calcext:value-type="float">
            <text:p>947,5</text:p>
          </table:table-cell>
          <table:table-cell office:value-type="float" office:value="150.8" calcext:value-type="float">
            <text:p>150,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842.62" calcext:value-type="float">
            <text:p>83842,62</text:p>
          </table:table-cell>
          <table:table-cell office:value-type="float" office:value="1026.45" calcext:value-type="float">
            <text:p>1026,45</text:p>
          </table:table-cell>
          <table:table-cell office:value-type="float" office:value="163.36" calcext:value-type="float">
            <text:p>163,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4927.77" calcext:value-type="float">
            <text:p>84927,77</text:p>
          </table:table-cell>
          <table:table-cell office:value-type="float" office:value="1033.07" calcext:value-type="float">
            <text:p>1033,07</text:p>
          </table:table-cell>
          <table:table-cell office:value-type="float" office:value="164.42" calcext:value-type="float">
            <text:p>164,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301.79" calcext:value-type="float">
            <text:p>96301,79</text:p>
          </table:table-cell>
          <table:table-cell office:value-type="float" office:value="1100.07" calcext:value-type="float">
            <text:p>1100,07</text:p>
          </table:table-cell>
          <table:table-cell office:value-type="float" office:value="175.08" calcext:value-type="float">
            <text:p>175,08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29.43" calcext:value-type="float">
            <text:p>15929,43</text:p>
          </table:table-cell>
          <table:table-cell office:value-type="float" office:value="447.41" calcext:value-type="float">
            <text:p>447,41</text:p>
          </table:table-cell>
          <table:table-cell office:value-type="float" office:value="71.21" calcext:value-type="float">
            <text:p>71,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569.5" calcext:value-type="float">
            <text:p>17569,5</text:p>
          </table:table-cell>
          <table:table-cell office:value-type="float" office:value="469.88" calcext:value-type="float">
            <text:p>469,88</text:p>
          </table:table-cell>
          <table:table-cell office:value-type="float" office:value="74.78" calcext:value-type="float">
            <text:p>74,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943.12" calcext:value-type="float">
            <text:p>18943,12</text:p>
          </table:table-cell>
          <table:table-cell office:value-type="float" office:value="487.9" calcext:value-type="float">
            <text:p>487,9</text:p>
          </table:table-cell>
          <table:table-cell office:value-type="float" office:value="77.65" calcext:value-type="float">
            <text:p>77,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709.47" calcext:value-type="float">
            <text:p>24709,47</text:p>
          </table:table-cell>
          <table:table-cell office:value-type="float" office:value="557.23" calcext:value-type="float">
            <text:p>557,23</text:p>
          </table:table-cell>
          <table:table-cell office:value-type="float" office:value="88.69" calcext:value-type="float">
            <text:p>88,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072.5" calcext:value-type="float">
            <text:p>26072,5</text:p>
          </table:table-cell>
          <table:table-cell office:value-type="float" office:value="572.4" calcext:value-type="float">
            <text:p>572,4</text:p>
          </table:table-cell>
          <table:table-cell office:value-type="float" office:value="91.1" calcext:value-type="float">
            <text:p>91,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490.52" calcext:value-type="float">
            <text:p>27490,52</text:p>
          </table:table-cell>
          <table:table-cell office:value-type="float" office:value="587.76" calcext:value-type="float">
            <text:p>587,76</text:p>
          </table:table-cell>
          <table:table-cell office:value-type="float" office:value="93.54" calcext:value-type="float">
            <text:p>93,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500.6" calcext:value-type="float">
            <text:p>30500,6</text:p>
          </table:table-cell>
          <table:table-cell office:value-type="float" office:value="619.1" calcext:value-type="float">
            <text:p>619,1</text:p>
          </table:table-cell>
          <table:table-cell office:value-type="float" office:value="98.53" calcext:value-type="float">
            <text:p>98,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889.6" calcext:value-type="float">
            <text:p>31889,6</text:p>
          </table:table-cell>
          <table:table-cell office:value-type="float" office:value="633.04" calcext:value-type="float">
            <text:p>633,04</text:p>
          </table:table-cell>
          <table:table-cell office:value-type="float" office:value="100.75" calcext:value-type="float">
            <text:p>100,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318.3" calcext:value-type="float">
            <text:p>33318,3</text:p>
          </table:table-cell>
          <table:table-cell office:value-type="float" office:value="647.06" calcext:value-type="float">
            <text:p>647,06</text:p>
          </table:table-cell>
          <table:table-cell office:value-type="float" office:value="102.98" calcext:value-type="float">
            <text:p>102,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212.49" calcext:value-type="float">
            <text:p>39212,49</text:p>
          </table:table-cell>
          <table:table-cell office:value-type="float" office:value="701.97" calcext:value-type="float">
            <text:p>701,97</text:p>
          </table:table-cell>
          <table:table-cell office:value-type="float" office:value="111.72" calcext:value-type="float">
            <text:p>111,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593.91" calcext:value-type="float">
            <text:p>40593,91</text:p>
          </table:table-cell>
          <table:table-cell office:value-type="float" office:value="714.23" calcext:value-type="float">
            <text:p>714,23</text:p>
          </table:table-cell>
          <table:table-cell office:value-type="float" office:value="113.67" calcext:value-type="float">
            <text:p>113,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739.61" calcext:value-type="float">
            <text:p>41739,61</text:p>
          </table:table-cell>
          <table:table-cell office:value-type="float" office:value="724.23" calcext:value-type="float">
            <text:p>724,23</text:p>
          </table:table-cell>
          <table:table-cell office:value-type="float" office:value="115.27" calcext:value-type="float">
            <text:p>115,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370.63" calcext:value-type="float">
            <text:p>44370,63</text:p>
          </table:table-cell>
          <table:table-cell office:value-type="float" office:value="746.71" calcext:value-type="float">
            <text:p>746,71</text:p>
          </table:table-cell>
          <table:table-cell office:value-type="float" office:value="118.84" calcext:value-type="float">
            <text:p>118,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000.77" calcext:value-type="float">
            <text:p>46000,77</text:p>
          </table:table-cell>
          <table:table-cell office:value-type="float" office:value="760.3" calcext:value-type="float">
            <text:p>760,3</text:p>
          </table:table-cell>
          <table:table-cell office:value-type="float" office:value="121.01" calcext:value-type="float">
            <text:p>121,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355.48" calcext:value-type="float">
            <text:p>47355,48</text:p>
          </table:table-cell>
          <table:table-cell office:value-type="float" office:value="771.42" calcext:value-type="float">
            <text:p>771,42</text:p>
          </table:table-cell>
          <table:table-cell office:value-type="float" office:value="122.78" calcext:value-type="float">
            <text:p>122,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249.68" calcext:value-type="float">
            <text:p>53249,68</text:p>
          </table:table-cell>
          <table:table-cell office:value-type="float" office:value="818.02" calcext:value-type="float">
            <text:p>818,02</text:p>
          </table:table-cell>
          <table:table-cell office:value-type="float" office:value="130.19" calcext:value-type="float">
            <text:p>130,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859.57" calcext:value-type="float">
            <text:p>54859,57</text:p>
          </table:table-cell>
          <table:table-cell office:value-type="float" office:value="830.29" calcext:value-type="float">
            <text:p>830,29</text:p>
          </table:table-cell>
          <table:table-cell office:value-type="float" office:value="132.15" calcext:value-type="float">
            <text:p>132,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441.86" calcext:value-type="float">
            <text:p>56441,86</text:p>
          </table:table-cell>
          <table:table-cell office:value-type="float" office:value="842.18" calcext:value-type="float">
            <text:p>842,18</text:p>
          </table:table-cell>
          <table:table-cell office:value-type="float" office:value="134.04" calcext:value-type="float">
            <text:p>134,04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27.36" calcext:value-type="float">
            <text:p>20627,36</text:p>
          </table:table-cell>
          <table:table-cell office:value-type="float" office:value="509.13" calcext:value-type="float">
            <text:p>509,13</text:p>
          </table:table-cell>
          <table:table-cell office:value-type="float" office:value="81.03" calcext:value-type="float">
            <text:p>81,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815.56" calcext:value-type="float">
            <text:p>21815,56</text:p>
          </table:table-cell>
          <table:table-cell office:value-type="float" office:value="523.59" calcext:value-type="float">
            <text:p>523,59</text:p>
          </table:table-cell>
          <table:table-cell office:value-type="float" office:value="83.33" calcext:value-type="float">
            <text:p>83,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199.17" calcext:value-type="float">
            <text:p>23199,17</text:p>
          </table:table-cell>
          <table:table-cell office:value-type="float" office:value="539.93" calcext:value-type="float">
            <text:p>539,93</text:p>
          </table:table-cell>
          <table:table-cell office:value-type="float" office:value="85.93" calcext:value-type="float">
            <text:p>85,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081.57" calcext:value-type="float">
            <text:p>35081,57</text:p>
          </table:table-cell>
          <table:table-cell office:value-type="float" office:value="663.96" calcext:value-type="float">
            <text:p>663,96</text:p>
          </table:table-cell>
          <table:table-cell office:value-type="float" office:value="105.67" calcext:value-type="float">
            <text:p>105,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384.81" calcext:value-type="float">
            <text:p>36384,81</text:p>
          </table:table-cell>
          <table:table-cell office:value-type="float" office:value="676.18" calcext:value-type="float">
            <text:p>676,18</text:p>
          </table:table-cell>
          <table:table-cell office:value-type="float" office:value="107.62" calcext:value-type="float">
            <text:p>107,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049.44" calcext:value-type="float">
            <text:p>38049,44</text:p>
          </table:table-cell>
          <table:table-cell office:value-type="float" office:value="691.48" calcext:value-type="float">
            <text:p>691,48</text:p>
          </table:table-cell>
          <table:table-cell office:value-type="float" office:value="110.05" calcext:value-type="float">
            <text:p>110,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271.06" calcext:value-type="float">
            <text:p>48271,06</text:p>
          </table:table-cell>
          <table:table-cell office:value-type="float" office:value="778.84" calcext:value-type="float">
            <text:p>778,84</text:p>
          </table:table-cell>
          <table:table-cell office:value-type="float" office:value="123.96" calcext:value-type="float">
            <text:p>123,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773.81" calcext:value-type="float">
            <text:p>52773,81</text:p>
          </table:table-cell>
          <table:table-cell office:value-type="float" office:value="814.36" calcext:value-type="float">
            <text:p>814,36</text:p>
          </table:table-cell>
          <table:table-cell office:value-type="float" office:value="129.61" calcext:value-type="float">
            <text:p>129,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8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0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2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7">00/00/0000</text:date>, <text:time style:data-style-name="N2" text:time-value="14:05:57.673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4:00:47.803000000</meta:creation-date>
    <dc:date>2019-02-17T14:07:16.611000000</dc:date>
    <meta:editing-duration>PT3M4S</meta:editing-duration>
    <meta:editing-cycles>2</meta:editing-cycles>
    <meta:generator>LibreOffice/5.1.3.2$Windows_x86 LibreOffice_project/644e4637d1d8544fd9f56425bd6cec110e49301b</meta:generator>
    <meta:document-statistic meta:table-count="1" meta:cell-count="155" meta:object-count="0"/>
  </office:meta>
</office:document-meta>
</file>